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" svg:font-family="'Google Sans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margin-top="0in" fo:margin-bottom="0.2083in" style:contextual-spacing="false" style:line-height-at-least="0.25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margin-top="0.2083in" fo:margin-bottom="0.1043in" style:contextual-spacing="false" style:line-height-at-least="0.2917in" fo:orphans="2" fo:widows="2" fo:text-indent="0in" style:auto-text-indent="false"/>
      <style:text-properties fo:font-variant="normal" fo:text-transform="none" fo:color="#0a0a0a" loext:opacity="100%" style:font-name="Google Sans" fo:font-size="15pt" fo:letter-spacing="normal" fo:font-style="normal" fo:font-weight="normal"/>
    </style:style>
    <style:style style:name="P3" style:family="paragraph" style:parent-style-name="Text_20_body" style:list-style-name="L1">
      <style:paragraph-properties fo:margin-left="0in" fo:margin-right="0in" fo:margin-top="0in" fo:margin-bottom="0.1252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left="0in" fo:margin-right="0in" fo:margin-top="0in" fo:margin-bottom="0.1252in" style:contextual-spacing="false" style:line-height-at-least="0.2291in" fo:orphans="2" fo:widows="2" fo:text-indent="0in" style:auto-text-indent="false" fo:padding="0in" fo:border="none" style:writing-mode="lr-tb"/>
    </style:style>
    <style:style style:name="P5" style:family="paragraph" style:parent-style-name="Text_20_body" style:list-style-name="L1">
      <style:paragraph-properties fo:margin-left="0in" fo:margin-right="0in" fo:margin-top="0in" fo:margin-bottom="0.1252in" style:contextual-spacing="false" style:line-height-at-least="0.25in" fo:orphans="2" fo:widows="2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margin-top="0.2083in" fo:margin-bottom="0.1043in" style:contextual-spacing="false" style:line-height-at-least="0.2917in" fo:orphans="2" fo:widows="2" fo:text-indent="0in" style:auto-text-indent="false"/>
      <style:text-properties fo:font-variant="normal" fo:text-transform="none" fo:color="#0a0a0a" loext:opacity="100%" style:font-name="Google Sans" fo:font-size="15pt" fo:letter-spacing="normal" fo:font-style="normal" fo:font-weight="normal"/>
    </style:style>
    <style:style style:name="P7" style:family="paragraph" style:parent-style-name="Text_20_body" style:list-style-name="L2">
      <style:paragraph-properties fo:margin-left="0in" fo:margin-right="0in" fo:margin-top="0in" fo:margin-bottom="0.1252in" style:contextual-spacing="false" style:line-height-at-least="0.25in" fo:orphans="2" fo:widows="2" fo:text-indent="0in" style:auto-text-indent="false" fo:padding="0in" fo:border="none"/>
    </style:style>
    <style:style style:name="P8" style:family="paragraph" style:parent-style-name="Text_20_body" style:list-style-name="L2">
      <style:paragraph-properties fo:margin-left="0in" fo:margin-right="0in" fo:margin-top="0in" fo:margin-bottom="0.1252in" style:contextual-spacing="false" style:line-height-at-least="0.2291in" fo:orphans="2" fo:widows="2" fo:text-indent="0in" style:auto-text-indent="false" fo:padding="0in" fo:border="none" style:writing-mode="lr-tb"/>
    </style:style>
    <style:style style:name="T1" style:family="text"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T2" style:family="text">
      <style:text-properties fo:font-variant="normal" fo:text-transform="none" fo:color="#0a0a0a" loext:opacity="100%" style:font-name="Google Sans" fo:font-size="12pt" fo:letter-spacing="normal" fo:font-style="normal" fo:font-weight="bold"/>
    </style:style>
    <style:style style:name="T3" style:family="text">
      <style:text-properties fo:font-variant="normal" fo:text-transform="none" fo:color="#0a0a0a" loext:opacity="100%" style:font-name="Google Sans" fo:font-size="10.5pt" fo:letter-spacing="normal" fo:font-style="normal" fo:font-weight="normal" fo:background-color="#f3f5f6" loext:char-shading-value="0" loext:padding-left="0in" loext:padding-right="0in" loext:padding-top="0.0209in" loext:padding-bottom="0.0209in" loext:border-left="none" loext:border-right="none" loext:border-top="0.74pt solid #f3f5f6" loext:border-bottom="0.74pt solid #f3f5f6"/>
    </style:style>
    <style:style style:name="T4" style:family="text">
      <style:text-properties fo:font-variant="normal" fo:text-transform="none" fo:color="#0a0a0a" loext:opacity="100%" style:font-name="Google Sans" fo:font-size="10.5pt" fo:letter-spacing="normal" fo:font-style="normal" fo:font-weight="bold" fo:background-color="#f3f5f6" loext:char-shading-value="0" loext:padding-left="0in" loext:padding-right="0in" loext:padding-top="0.0209in" loext:padding-bottom="0.0209in" loext:border-left="none" loext:border-right="none" loext:border-top="0.74pt solid #f3f5f6" loext:border-bottom="0.74pt solid #f3f5f6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o permanently set a default page style in LibreOffice Writer, you need to  </text:span><text:span text:style-name="Strong_20_Emphasis"><text:span text:style-name="T2">default template</text:span></text:span><text:span text:style-name="T1">. All new documents will then use this template and its associated page style. </text:span></text:p>
      <text:p text:style-name="P2">Step 1: Modify Your Desired Page Style </text:p>
      <text:list text:style-name="L1">
        <text:list-item>
          <text:p text:style-name="P3">Open LibreOffice Writer to a new, empty document.</text:p>
        </text:list-item>
        <text:list-item>
          <text:p text:style-name="P4"><text:span text:style-name="T1">Open the </text:span><text:span text:style-name="Strong_20_Emphasis"><text:span text:style-name="T2">Styles</text:span></text:span><text:span text:style-name="T1"> sidebar by pressing </text:span><text:span text:style-name="Source_20_Text"><text:span text:style-name="T3">F11</text:span></text:span><text:span text:style-name="T1"> (or </text:span><text:span text:style-name="Source_20_Text"><text:span text:style-name="T3">Fn</text:span></text:span><text:span text:style-name="T1"> + </text:span><text:span text:style-name="Source_20_Text"><text:span text:style-name="T3">F11</text:span></text:span><text:span text:style-name="T1"> on some laptops) or by selecting </text:span><text:span text:style-name="Strong_20_Emphasis"><text:span text:style-name="T2">View &gt; Styles</text:span></text:span><text:span text:style-name="T1"> from the menu bar.</text:span></text:p>
        </text:list-item>
        <text:list-item>
          <text:p text:style-name="P5"><text:span text:style-name="T1">In the Styles sidebar, click the </text:span><text:span text:style-name="Strong_20_Emphasis"><text:span text:style-name="T2">Page Styles</text:span></text:span><text:span text:style-name="T1"> icon (the fourth icon from the left, which looks like a page).</text:span></text:p>
        </text:list-item>
        <text:list-item>
          <text:p text:style-name="P5"><text:span text:style-name="T1">Right-click on the page style you want to use as your default (e.g., </text:span><text:span text:style-name="Strong_20_Emphasis"><text:span text:style-name="T2">Default Page Style</text:span></text:span><text:span text:style-name="T1">) and select </text:span><text:span text:style-name="Strong_20_Emphasis"><text:span text:style-name="T2">Modify</text:span></text:span><text:span text:style-name="T1"> from the context menu.</text:span></text:p>
        </text:list-item>
        <text:list-item>
          <text:p text:style-name="P5"><text:span text:style-name="T1">In the </text:span><text:span text:style-name="Strong_20_Emphasis"><text:span text:style-name="T2">Page Style</text:span></text:span><text:span text:style-name="T1"> dialog box, go through the different tabs (</text:span><text:span text:style-name="Strong_20_Emphasis"><text:span text:style-name="T2">Page</text:span></text:span><text:span text:style-name="T1">, </text:span><text:span text:style-name="Strong_20_Emphasis"><text:span text:style-name="T2">Margins</text:span></text:span><text:span text:style-name="T1">, </text:span><text:span text:style-name="Strong_20_Emphasis"><text:span text:style-name="T2">Header</text:span></text:span><text:span text:style-name="T1">, </text:span><text:span text:style-name="Strong_20_Emphasis"><text:span text:style-name="T2">Footer</text:span></text:span><text:span text:style-name="T1">, etc.) and adjust the settings to your preferences.</text:span></text:p>
        </text:list-item>
        <text:list-item>
          <text:p text:style-name="P5"><text:span text:style-name="T1">Click </text:span><text:span text:style-name="Strong_20_Emphasis"><text:span text:style-name="T2">OK</text:span></text:span><text:span text:style-name="T1"> to apply the changes to the current document. </text:span></text:p>
        </text:list-item>
      </text:list>
      <text:p text:style-name="P6">Step 2: Save the Document as a Default Template </text:p>
      <text:list text:style-name="L2">
        <text:list-item>
          <text:p text:style-name="P7"><text:span text:style-name="T1">From the menu bar, select </text:span><text:span text:style-name="Strong_20_Emphasis"><text:span text:style-name="T2">File &gt; Templates &gt; Save as Template</text:span></text:span><text:span text:style-name="T1">.</text:span></text:p>
        </text:list-item>
        <text:list-item>
          <text:p text:style-name="P7"><text:span text:style-name="T1">In the </text:span><text:span text:style-name="Strong_20_Emphasis"><text:span text:style-name="T2">Save as Template</text:span></text:span><text:span text:style-name="T1"> dialog box:</text:span></text:p>
          <text:list>
            <text:list-item>
              <text:p text:style-name="P7"><text:span text:style-name="T1">Enter a </text:span><text:span text:style-name="Strong_20_Emphasis"><text:span text:style-name="T2">name</text:span></text:span><text:span text:style-name="T1"> for your new template (e.g., "My Default Style").</text:span></text:p>
            </text:list-item>
            <text:list-item>
              <text:p text:style-name="P7"><text:span text:style-name="T1">Select a </text:span><text:span text:style-name="Strong_20_Emphasis"><text:span text:style-name="T2">Category</text:span></text:span><text:span text:style-name="T1"> (e.g., "My Templates").</text:span></text:p>
            </text:list-item>
            <text:list-item>
              <text:p text:style-name="P8"><text:span text:style-name="T1">Crucially, check the box for </text:span><text:span text:style-name="Strong_20_Emphasis"><text:span text:style-name="Source_20_Text"><text:span text:style-name="T4">Set as default template</text:span></text:span></text:span><text:span text:style-name="T1">.</text:span></text:p>
            </text:list-item>
          </text:list>
        </text:list-item>
        <text:list-item>
          <text:p text:style-name="P7"><text:span text:style-name="T1">Click the </text:span><text:span text:style-name="Strong_20_Emphasis"><text:span text:style-name="T2">Save</text:span></text:span><text:span text:style-name="T1"> button. 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" svg:font-family="'Google Sans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6T02:45:26.569823475</meta:creation-date>
    <dc:title>Half inch margin</dc:title>
    <meta:editing-duration>PT1M4S</meta:editing-duration>
    <meta:editing-cycles>2</meta:editing-cycles>
    <meta:generator>LibreOffice/25.2.7.2$Linux_X86_64 LibreOffice_project/520$Build-2</meta:generator>
    <dc:date>2025-11-16T02:46:29.986894347</dc:date>
    <meta:document-statistic meta:table-count="0" meta:image-count="0" meta:object-count="0" meta:page-count="1" meta:paragraph-count="15" meta:word-count="213" meta:character-count="1155" meta:non-whitespace-character-count="963"/>
    <meta:template xlink:type="simple" xlink:actuate="onRequest" xlink:title="Half inch margin" xlink:href="../../.config/libreoffice/4/user/template/Half%20inch%20margin.ott" meta:date="2025-11-16T02:45:25.978652627"/>
  </office:meta>
</office:document-meta>
</file>